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0c95" officeooo:paragraph-rsid="00130c95"/>
    </style:style>
    <style:style style:name="P2" style:family="paragraph" style:parent-style-name="Standard">
      <style:text-properties fo:font-weight="bold" officeooo:rsid="00130c95" officeooo:paragraph-rsid="00130c95" style:font-weight-asian="bold" style:font-weight-complex="bold"/>
    </style:style>
    <style:style style:name="P3" style:family="paragraph" style:parent-style-name="Standard">
      <style:text-properties fo:font-weight="bold" officeooo:rsid="0016fd99" officeooo:paragraph-rsid="0016fd99" style:font-weight-asian="bold" style:font-weight-complex="bold"/>
    </style:style>
    <style:style style:name="P4" style:family="paragraph" style:parent-style-name="Standard">
      <style:text-properties fo:font-weight="bold" officeooo:rsid="00170473" officeooo:paragraph-rsid="00170473" style:font-weight-asian="bold" style:font-weight-complex="bold"/>
    </style:style>
    <style:style style:name="P5" style:family="paragraph" style:parent-style-name="Standard">
      <style:text-properties officeooo:rsid="0016fd99" officeooo:paragraph-rsid="0016fd99"/>
    </style:style>
    <style:style style:name="P6" style:family="paragraph" style:parent-style-name="Standard">
      <style:text-properties officeooo:rsid="0017bb65" officeooo:paragraph-rsid="0017bb65"/>
    </style:style>
    <style:style style:name="P7" style:family="paragraph" style:parent-style-name="Standard">
      <style:text-properties fo:font-size="13pt" officeooo:rsid="00130c95" officeooo:paragraph-rsid="00130c95" style:font-size-asian="13pt" style:font-size-complex="13pt"/>
    </style:style>
    <style:style style:name="P8" style:family="paragraph" style:parent-style-name="Standard">
      <style:text-properties officeooo:rsid="001b5a2f" officeooo:paragraph-rsid="001b5a2f"/>
    </style:style>
    <style:style style:name="P9" style:family="paragraph" style:parent-style-name="Standard">
      <style:text-properties fo:font-style="normal" fo:font-weight="bold" officeooo:rsid="001b5a2f" officeooo:paragraph-rsid="001b5a2f" style:font-style-asian="normal" style:font-weight-asian="bold" style:font-style-complex="normal" style:font-weight-complex="bold"/>
    </style:style>
    <style:style style:name="P10" style:family="paragraph" style:parent-style-name="Standard">
      <style:text-properties fo:font-style="normal" fo:font-weight="normal" officeooo:rsid="001b5a2f" officeooo:paragraph-rsid="001b5a2f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4pt" fo:font-weight="bold" officeooo:rsid="00130c95" officeooo:paragraph-rsid="00130c95" style:font-size-asian="14pt" style:font-weight-asian="bold" style:font-size-complex="14pt" style:font-weight-complex="bold"/>
    </style:style>
    <style:style style:name="P12" style:family="paragraph" style:parent-style-name="Standard">
      <style:text-properties officeooo:rsid="001cf94b" officeooo:paragraph-rsid="001cf94b"/>
    </style:style>
    <style:style style:name="P13" style:family="paragraph" style:parent-style-name="Standard">
      <style:text-properties style:font-name="Times New Roman" fo:font-size="12pt" officeooo:paragraph-rsid="001cf94b" style:font-size-asian="12pt" style:font-size-complex="12pt"/>
    </style:style>
    <style:style style:name="T1" style:family="text">
      <style:text-properties officeooo:rsid="00130c9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70473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15b1b5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130c95" style:font-style-asian="italic" style:font-weight-asian="bold" style:font-style-complex="italic" style:font-weight-complex="bold"/>
    </style:style>
    <style:style style:name="T7" style:family="text">
      <style:text-properties officeooo:rsid="0015b1b5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1cf9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Exercise 2</text:p>
      <text:p text:style-name="P7"/>
      <text:p text:style-name="P1"><text:span text:style-name="T2">Inputs</text:span></text:p>
      <text:p text:style-name="P1"><text:span text:style-name="T2"/></text:p>
      <text:p text:style-name="P1"><text:span text:style-name="T7">Inputs used :</text:span><text:span text:style-name="T5"> </text:span><text:span text:style-name="T4">i9 and i10</text:span></text:p>
      <text:p text:style-name="P1">i9 is used to detect whether the glue gun is empty</text:p>
      <text:p text:style-name="P1">i10 used to check if the glue gun is full</text:p>
      <text:p text:style-name="P2"/>
      <text:p text:style-name="P2">Asynchronous or Synchronous</text:p>
      <text:p text:style-name="P3"/>
      <text:p text:style-name="P5"><text:span text:style-name="T2">i9 </text:span><text:span text:style-name="T3">- </text:span><text:span text:style-name="T1">When the glue gun is empty we need to refil it . The operation cannot be carried out further without recharging the glue gun.So inorder to recharge the glue gun, we need to interrupt the current execution of the program and call a subroutine.Hence it should be handled</text:span><text:span text:style-name="T6"> asynchronously.</text:span><text:span text:style-name="T1"> </text:span></text:p>
      <text:p text:style-name="P1">Here we are using<text:span text:style-name="T4"> reacti</text:span> because this situation has to be handled immediately when the glue runs off.</text:p>
      <text:p text:style-name="P6"><text:span text:style-name="T2">i10</text:span>-The fillling up of the gluegunshould happen simultaneously hence It is handled <text:span text:style-name="T4">synchronously.</text:span> </text:p>
      <text:p text:style-name="P4"><text:span text:style-name="T8"/></text:p>
      <text:p text:style-name="P1"/>
      <text:p text:style-name="P9">Instructions</text:p>
      <text:p text:style-name="P10"/>
      <text:p text:style-name="P10">The VAL instruction used to handle are</text:p>
      <text:p text:style-name="P10">-&gt; reacti detector.empty,recharge – To handle if the glue gun runs out off glue</text:p>
      <text:p text:style-name="P10">-&gt;closei – To start gluing</text:p>
      <text:p text:style-name="P10">-&gt;openi – To stop gluing</text:p>
      <text:p text:style-name="P8">-&gt;set board=board:shift(null by 10,10,0) – To sift the gluing to 10mm along the x and y directions</text:p>
      <text:p text:style-name="P8">-&gt;wait sig(detector.end) – To check if the glue gun is full that is to check whether the i10 is high</text:p>
      <text:p text:style-name="P12">-&gt;moves – It should move in a straight line</text:p>
      <text:p text:style-name="P12"/>
      <text:p text:style-name="P13"><text:span text:style-name="T9">-&gt;To <text:s/></text:span>make sure that the object for which a glue default occurred is correctly glued along the whole trajectory <text:span text:style-name="T9">is to check whether the tool has travelled through all the points A B C and D and has returned back to A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3M24S</meta:editing-duration>
    <meta:editing-cycles>9</meta:editing-cycles>
    <meta:generator>LibreOffice/5.2.7.2$Windows_X86_64 LibreOffice_project/2b7f1e640c46ceb28adf43ee075a6e8b8439ed10</meta:generator>
    <dc:date>2019-11-26T09:31:50.304000000</dc:date>
    <meta:document-statistic meta:table-count="0" meta:image-count="0" meta:object-count="0" meta:page-count="1" meta:paragraph-count="18" meta:word-count="229" meta:character-count="1283" meta:non-whitespace-character-count="1063"/>
    <meta:user-defined meta:name="Info 1"/>
    <meta:user-defined meta:name="Info 2"/>
    <meta:user-defined meta:name="Info 3"/>
    <meta:user-defined meta:name="Info 4"/>
  </office:meta>
</office:document-meta>
</file>